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-CHANG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jeu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r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dr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dredi so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an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anche soir</text:p>
          </table:table-cell>
          <table:table-cell table:number-columns-repeated="3"/>
        </table:table-row>
      </table:table>
      <table:table table:name="Feuille2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cell in sheet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8:18:18.300605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04:05.881767954</meta:creation-date>
    <dc:date>2017-03-21T10:19:26.350546481</dc:date>
    <meta:editing-duration>P1DT1H35M35S</meta:editing-duration>
    <meta:editing-cycles>16</meta:editing-cycles>
    <meta:generator>LibreOffice/5.2.2.2$Linux_X86_64 LibreOffice_project/20m0$Build-2</meta:generator>
    <meta:document-statistic meta:table-count="2" meta:cell-count="16" meta:object-count="0"/>
  </office:meta>
</office:document-meta>
</file>